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9.675">
            <text:p>49.675</text:p>
          </table:table-cell>
          <table:table-cell table:number-columns-repeated="5"/>
          <table:table-cell table:formula="of:=SUM([.J3:.J501])" office:value-type="float" office:value="1586">
            <text:p>1586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2]; [.C12]); PRODUCT([.D12]; [.E12])); [.I12])" office:value-type="float" office:value="54">
            <text:p>54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17">
            <text:p>0.17</text:p>
          </table:table-cell>
          <table:table-cell table:formula="of:=QUOTIENT(SUM(PRODUCT([.B25]; [.C25]); PRODUCT([.D25]; [.E25])); [.I25])" office:value-type="float" office:value="88">
            <text:p>8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9"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9"/>
        </table:table-row>
        <table:table-row table:style-name="ro1">
          <table:table-cell office:value-type="string">
            <text:p>Asparagu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5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9T15:30:15</dc:date>
    <dc:creator>Jean-Paul Calderone</dc:creator>
    <meta:generator>LibreOffice/3.4$Unix LibreOffice_project/340m1$Build-302</meta:generator>
    <meta:editing-duration>P9DT13H28M45S</meta:editing-duration>
    <meta:editing-cycles>14</meta:editing-cycles>
    <meta:document-statistic meta:table-count="1" meta:cell-count="254" meta:object-count="0"/>
  </office:meta>
</office:document-meta>
</file>